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5.9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9pt"/>
    </style:style>
    <style:style style:name="ce4" style:family="table-cell" style:parent-style-name="Default">
      <style:table-cell-properties fo:wrap-option="wrap"/>
      <style:text-properties fo:font-size="9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genre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prompt</text:p>
          </table:table-cell>
          <table:table-cell table:style-name="ce4" office:value-type="string" calcext:value-type="string">
            <text:p>negative prompt</text:p>
          </table:table-cell>
          <table:table-cell table:style-name="ce1"/>
          <table:table-cell/>
          <table:table-cell table:style-name="ce1" table:number-columns-repeated="16377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hromolithography</text:p>
          </table:table-cell>
          <table:table-cell office:value-type="string" calcext:value-type="string">
            <text:p>Chromolithograph {prompt}. Vibrant colors, intricate details, rich color saturation, meticulous registration, multi-layered printing, decorative elements, historical charm, artistic reproductions, commercial posters, nostalgic, ornate compositions.</text:p>
          </table:table-cell>
          <table:table-cell office:value-type="string" calcext:value-type="string">
            <text:p>monochromatic, simple designs, limited color palette, imprecise, minimalistic, modern, digital a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Cross Processing Print</text:p>
          </table:table-cell>
          <table:table-cell office:value-type="string" calcext:value-type="string">
            <text:p>Cross processing print {prompt}. Experimental color shifts, unconventional tonalities, vibrant and surreal hues, high contrast, unpredictable results, artistic unpredictability, retro and vintage feel, dynamic color interplay, abstract and dreamlike.</text:p>
          </table:table-cell>
          <table:table-cell office:value-type="string" calcext:value-type="string">
            <text:p>predictable color tones, traditional, realistic color representation, low contr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Dufaycolor Photograph</text:p>
          </table:table-cell>
          <table:table-cell office:value-type="string" calcext:value-type="string">
            <text:p>Dufaycolor photograph {prompt}. Vintage color palette, distinctive color rendering, soft and dreamy atmosphere, historical charm, unique color process, grainy texture, evocative mood, nostalgic aesthetic, hand-tinted appearance, artistic patina.</text:p>
          </table:table-cell>
          <table:table-cell office:value-type="string" calcext:value-type="string">
            <text:p>hyperrealistic tones, sharp, digital precision, contempora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K Herbarium</text:p>
          </table:table-cell>
          <table:table-cell office:value-type="string" calcext:value-type="string">
            <text:p>Herbarium drawing{prompt}. Botanical accuracy, old botanical book illustration, detailed illustrations, pressed plants, delicate and precise linework, scientific documentation, meticulous presentation, educational purpose, organic compositions, timeless aesthetic, naturalistic beauty.</text:p>
          </table:table-cell>
          <table:table-cell office:value-type="string" calcext:value-type="string">
            <text:p>abstract, vibrant colors, chaotic, fantastical, digital a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MK Punk Collage</text:p>
          </table:table-cell>
          <table:table-cell office:value-type="string" calcext:value-type="string">
            <text:p>punk collage style {prompt} . mixed media, papercut,textured paper, overlapping, ripped posters, safety pins, chaotic layers, graffiti-style elements, anarchy symbols, vintage photos, cut-and-paste aesthetic, bold typography, distorted images, political messages, urban decay, distressed textures, newspaper clippings, spray paint, rebellious icons, DIY spirit, vivid colors, punk band logos, edgy and raw compositions, </text:p>
          </table:table-cell>
          <table:table-cell office:value-type="string" calcext:value-type="string">
            <text:p>conventional,blurry, nois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mosaic</text:p>
          </table:table-cell>
          <table:table-cell office:value-type="string" calcext:value-type="string">
            <text:p>mosaic style {prompt} . fragmented, assembled, colorful, highly detailed</text:p>
          </table:table-cell>
          <table:table-cell office:value-type="string" calcext:value-type="string">
            <text:p>monochro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Van Gogh</text:p>
          </table:table-cell>
          <table:table-cell office:value-type="string" calcext:value-type="string">
            <text:p>Oil painting by Van Gogh {prompt} . Expressive, impasto, swirling brushwork, vibrant, brush strokes, Brushstroke-heavy, Textured, Impasto, Colorful, Dynamic, Bold, Distinctive, Vibrant, Whirling, Expressive, Dramatic, Swirling, Layered, Intense, Contrastive, Atmospheric, Luminous, Textural, Evocative, SpiraledVan Gogh style</text:p>
          </table:table-cell>
          <table:table-cell office:value-type="string" calcext:value-type="string">
            <text:p>realistic, photorealistic, calm, straight lines, signature, frame, text, watermar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oloring Book</text:p>
          </table:table-cell>
          <table:table-cell office:value-type="string" calcext:value-type="string">
            <text:p>centered black and white high contrast line drawing, coloring book style,{prompt} . monochrome, blank white background</text:p>
          </table:table-cell>
          <table:table-cell office:value-type="string" calcext:value-type="string">
            <text:p>greyscale, gradients,shadows,shadow, colored, Red, Blue, Yellow, Green, Orange, Purple, Pink, Brown, Gray, Beige, Turquoise, Lavender, Cyan, Magenta, Olive, Indigo, black backgroun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Singer Sargent</text:p>
          </table:table-cell>
          <table:table-cell office:value-type="string" calcext:value-type="string">
            <text:p>Oil painting by John Singer Sargent {prompt}. Elegant, refined, masterful technique,realistic portrayal, subtle play of light, captivating expression, rich details, harmonious colors, skillful composition, brush strokes, chiaroscuro.</text:p>
          </table:table-cell>
          <table:table-cell office:value-type="string" calcext:value-type="string">
            <text:p>realistic, photorealistic, abstract, overly stylized, excessive contrasts, distorted,bright colors,disor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Pollock</text:p>
          </table:table-cell>
          <table:table-cell office:value-type="string" calcext:value-type="string">
            <text:p>Oil painting by Jackson Pollock {prompt}. Abstract expressionism, drip painting, chaotic composition, energetic, spontaneous, unconventional technique, dynamic, bold, distinctive, vibrant, intense, expressive, energetic, layered, non-representational, gestural.</text:p>
          </table:table-cell>
          <table:table-cell office:value-type="string" calcext:value-type="string">
            <text:p>(realistic:1.5), (photorealistic:1.5), representational, calm, ordered composition, precise lines, detailed forms, subdued colors, quiet, static, traditional, figurat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Basquiat</text:p>
          </table:table-cell>
          <table:table-cell office:value-type="string" calcext:value-type="string">
            <text:p>Artwork by Jean-Michel Basquiat {prompt}. Neo-expressionism, street art influence, graffiti-inspired, raw, energetic, bold colors, dynamic composition, chaotic, layered, textural, expressive, spontaneous, distinctive, symbolic,energetic brushstrokes.</text:p>
          </table:table-cell>
          <table:table-cell office:value-type="string" calcext:value-type="string">
            <text:p>(realistic:1.5), (photorealistic:1.5), calm, precise lines, conventional composition, subdued <text:s text:c="3"/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Andy Warhol</text:p>
          </table:table-cell>
          <table:table-cell office:value-type="string" calcext:value-type="string">
            <text:p>Artwork in the style of Andy Warhol {prompt}. Pop art, vibrant colors, bold compositions, repetition of iconic imagery, celebrity culture, commercial aesthetics, mass production influence, stylized simplicity, cultural commentary, graphical elements, distinctive portraits.</text:p>
          </table:table-cell>
          <table:table-cell office:value-type="string" calcext:value-type="string">
            <text:p>subdued colors, realistic, lack of repetition, minimalis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Halftone print</text:p>
          </table:table-cell>
          <table:table-cell office:value-type="string" calcext:value-type="string">
            <text:p>Halftone print {prompt}. Dot matrix pattern, grayscale tones, vintage aesthetic, newspaper print vibe, stylized dots, visual texture, black and white contrasts, retro appearance, artistic pointillism,pop culture, (Roy Lichtenstein style:1.5).</text:p>
          </table:table-cell>
          <table:table-cell office:value-type="string" calcext:value-type="string">
            <text:p>smooth gradients, continuous tones, vibrant col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Gond Painting</text:p>
          </table:table-cell>
          <table:table-cell office:value-type="string" calcext:value-type="string">
            <text:p>Gond painting {prompt}. Intricate patterns, vibrant colors, detailed motifs, nature-inspired themes, tribal folklore, fine lines, intricate detailing, storytelling compositions, mystical and folkloric, cultural richness.</text:p>
          </table:table-cell>
          <table:table-cell office:value-type="string" calcext:value-type="string">
            <text:p>monochromatic, abstract shapes, minimalis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Albumen Print</text:p>
          </table:table-cell>
          <table:table-cell office:value-type="string" calcext:value-type="string">
            <text:p>Albumen print {prompt}. Sepia tones, fine details, subtle tonal gradations, delicate highlights, vintage aesthetic, soft and muted atmosphere, historical charm, rich textures, meticulous craftsmanship, classic photographic technique, vignetting.</text:p>
          </table:table-cell>
          <table:table-cell office:value-type="string" calcext:value-type="string">
            <text:p>vibrant colors, high contrast, modern, digital art, sharp details, contemporary styl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Aquatint Print</text:p>
          </table:table-cell>
          <table:table-cell office:value-type="string" calcext:value-type="string">
            <text:p>Aquatint print {prompt}. Soft tonal gradations, atmospheric effects, velvety textures, rich contrasts, fine details, etching process, delicate lines, nuanced shading, expressive and moody atmosphere, artistic depth.</text:p>
          </table:table-cell>
          <table:table-cell office:value-type="string" calcext:value-type="string">
            <text:p>sharp contrasts, bold lines, minimalis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Anthotype Print</text:p>
          </table:table-cell>
          <table:table-cell office:value-type="string" calcext:value-type="string">
            <text:p>Anthotype print {prompt}. Monochrome dye, soft and muted colors, organic textures, ephemeral and delicate appearance, low details, watercolor canvas, low contrast, overexposed, silhouette, textured paper.</text:p>
          </table:table-cell>
          <table:table-cell office:value-type="string" calcext:value-type="string">
            <text:p>vibrant synthetic dyes, saturated colors, bold col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Inuit Carving</text:p>
          </table:table-cell>
          <table:table-cell office:value-type="string" calcext:value-type="string">
            <text:p>Inuit art sculpture {prompt} made of ivory. Intricate carvings, natural materials, storytelling motifs, arctic wildlife themes, symbolic representations, cultural traditions, earthy tones, harmonious compositions, spiritual and mythological elements.</text:p>
          </table:table-cell>
          <table:table-cell office:value-type="string" calcext:value-type="string">
            <text:p>abstract, vibrant col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Bromoil Print</text:p>
          </table:table-cell>
          <table:table-cell office:value-type="string" calcext:value-type="string">
            <text:p>Bromoil print {prompt}. Painterly effects, sepia tones, textured surfaces, rich contrasts, expressive brushwork, tonal variations, vintage aesthetic, atmospheric mood, handmade quality, artistic experimentation, darkroom craftsmanship, vignetting.</text:p>
          </table:table-cell>
          <table:table-cell office:value-type="string" calcext:value-type="string">
            <text:p>smooth surfaces, minimal brushwork, contemporary, digital ar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Calotype Print</text:p>
          </table:table-cell>
          <table:table-cell office:value-type="string" calcext:value-type="string">
            <text:p>Calotype print {prompt}. Soft focus, subtle tonal range, paper negative process, fine details, vintage aesthetic, artistic experimentation, atmospheric mood, early photographic charm, handmade quality, vignetting.</text:p>
          </table:table-cell>
          <table:table-cell office:value-type="string" calcext:value-type="string">
            <text:p>sharp focus, bold contrasts, modern aesthetic, digital photograph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olor Sketchnote</text:p>
          </table:table-cell>
          <table:table-cell office:value-type="string" calcext:value-type="string">
            <text:p>Color sketchnote {prompt}. Hand-drawn elements, vibrant colors, visual hierarchy, playful illustrations, varied typography, graphic icons, organic and dynamic layout, personalized touches, creative expression, engaging storytelling.</text:p>
          </table:table-cell>
          <table:table-cell office:value-type="string" calcext:value-type="string">
            <text:p>monochromatic, geometric layou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ibulak Porcelain</text:p>
          </table:table-cell>
          <table:table-cell office:value-type="string" calcext:value-type="string">
            <text:p>Blue pattern porcelain {prompt}. Classic design, blue and white color scheme, intricate detailing, floral motifs, onion-shaped elements, historical charm, rococo, white ware, cobalt blue, underglaze pattern, fine craftsmanship, traditional elegance, delicate patterns, vintage aesthetic, Meissen, Blue Onion pattern, Cibulak.</text:p>
          </table:table-cell>
          <table:table-cell office:value-type="string" calcext:value-type="string">
            <text:p>bright colors, bold and modern design, absence of intricate detailing, lack of floral motifs, non-traditional shap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Alcohol Ink Art</text:p>
          </table:table-cell>
          <table:table-cell office:value-type="string" calcext:value-type="string">
            <text:p>Alcohol ink art {prompt}. Fluid and vibrant colors, unpredictable patterns, organic textures, translucent layers, abstract compositions, ethereal and dreamy effects, free-flowing movement, expressive brushstrokes, contemporary aesthetic, wet textured paper.</text:p>
          </table:table-cell>
          <table:table-cell office:value-type="string" calcext:value-type="string">
            <text:p>monochromatic, controlled patter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One Line Art</text:p>
          </table:table-cell>
          <table:table-cell office:value-type="string" calcext:value-type="string">
            <text:p>One line art {prompt}. Continuous and unbroken black line, minimalistic, simplicity, economical use of space, flowing and dynamic, symbolic representations, contemporary aesthetic, evocative and abstract, white background.</text:p>
          </table:table-cell>
          <table:table-cell office:value-type="string" calcext:value-type="string">
            <text:p>complexity, complex detail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Blacklight Paint</text:p>
          </table:table-cell>
          <table:table-cell office:value-type="string" calcext:value-type="string">
            <text:p>Blacklight paint {prompt}. Fluorescent pigments, vibrant and surreal colors, ethereal glow, otherworldly effects, dynamic and psychedelic compositions, neon aesthetics, transformative in ultraviolet light, contemporary and experimental.</text:p>
          </table:table-cell>
          <table:table-cell office:value-type="string" calcext:value-type="string">
            <text:p>muted colors, tradition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arnival Glass</text:p>
          </table:table-cell>
          <table:table-cell office:value-type="string" calcext:value-type="string">
            <text:p>Carnival glass {prompt}. Iridescent surfaces, vibrant colors, intricate patterns, opalescent hues, reflective and prismatic effects, Art Nouveau and Art Deco influences, vintage charm, intricate detailing, lustrous and luminous appearance.</text:p>
          </table:table-cell>
          <table:table-cell office:value-type="string" calcext:value-type="string">
            <text:p>muted colors, absence of intricate patterns, modern, minimali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Cyanotype Print</text:p>
          </table:table-cell>
          <table:table-cell office:value-type="string" calcext:value-type="string">
            <text:p>Cyanotype print {prompt}. Prussian blue tones, distinctive coloration, high contrast, blueprint aesthetics, atmospheric mood, sun-exposed paper, silhouette effects, delicate details, historical charm, handmade and experimental quality.</text:p>
          </table:table-cell>
          <table:table-cell office:value-type="string" calcext:value-type="string">
            <text:p>vibrant colors, low contrast, modern, polish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Cross-Stitching</text:p>
          </table:table-cell>
          <table:table-cell office:value-type="string" calcext:value-type="string">
            <text:p>Cross-stitching {prompt}. Intricate patterns, embroidery thread, sewing, fine details, precise stitches, textile artistry, symmetrical designs, varied color palette, traditional and contemporary motifs, handmade and crafted,canvas, nostalgic charm.</text:p>
          </table:table-cell>
          <table:table-cell office:value-type="string" calcext:value-type="string">
            <text:p>paper, paint, ink, photograph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Encaustic Paint</text:p>
          </table:table-cell>
          <table:table-cell office:value-type="string" calcext:value-type="string">
            <text:p>Encaustic paint {prompt}. Textured surfaces, translucent layers, luminous quality, wax medium, rich color saturation, fluid and organic shapes, contemporary and historical influences, mixed media elements, atmospheric depth.</text:p>
          </table:table-cell>
          <table:table-cell office:value-type="string" calcext:value-type="string">
            <text:p>flat, opaque layers, muted color palet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Embroidery</text:p>
          </table:table-cell>
          <table:table-cell office:value-type="string" calcext:value-type="string">
            <text:p>Embroidery {prompt}. Intricate stitching, embroidery thread, fine details, varied thread textures, textile artistry, embellished surfaces, diverse color palette, traditional and contemporary motifs, handmade and crafted, tactile and ornate.</text:p>
          </table:table-cell>
          <table:table-cell office:value-type="string" calcext:value-type="string">
            <text:p>minimalist, monochroma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Gyotaku</text:p>
          </table:table-cell>
          <table:table-cell office:value-type="string" calcext:value-type="string">
            <text:p>Gyotaku {prompt}. Fish impressions, realistic details, ink rubbings, textured surfaces, traditional Japanese art form, nature-inspired compositions, artistic representation of marine life, black and white contrasts, cultural significance.</text:p>
          </table:table-cell>
          <table:table-cell office:value-type="string" calcext:value-type="string">
            <text:p>photograph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Luminogram</text:p>
          </table:table-cell>
          <table:table-cell office:value-type="string" calcext:value-type="string">
            <text:p>Luminogram {prompt}. Photogram technique, ethereal and abstract effects, light and shadow interplay, luminous quality, experimental process, direct light exposure, unique and unpredictable results, artistic experimentation.</text:p>
          </table:table-cell>
          <table:table-cell office:value-type="string" calcext:value-type="string">
            <text:p>colors, viv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Lite Brite Art</text:p>
          </table:table-cell>
          <table:table-cell office:value-type="string" calcext:value-type="string">
            <text:p>Lite Brite art {prompt}. Luminous and colorful designs, pixelated compositions, retro aesthetic, glowing effects, creative patterns, interactive and playful, nostalgic charm, vibrant and dynamic arrangements.</text:p>
          </table:table-cell>
          <table:table-cell office:value-type="string" calcext:value-type="string">
            <text:p>monochroma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Mokume-gane</text:p>
          </table:table-cell>
          <table:table-cell office:value-type="string" calcext:value-type="string">
            <text:p>Mokume-gane {prompt}. Wood-grain patterns, mixed metal layers, intricate and organic designs, traditional Japanese metalwork, harmonious color combinations, artisanal craftsmanship, unique and layered textures, cultural and historical significance.</text:p>
          </table:table-cell>
          <table:table-cell office:value-type="string" calcext:value-type="string">
            <text:p>uniform metal surfac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Pebble Art</text:p>
          </table:table-cell>
          <table:table-cell office:value-type="string" calcext:value-type="string">
            <text:p>Pebble art {prompt}. Natural materials, textured surfaces, balanced compositions, organic forms, harmonious arrangements, tactile and 3D effects, beach-inspired aesthetic, creative storytelling, artisanal craftsmanship.</text:p>
          </table:table-cell>
          <table:table-cell office:value-type="string" calcext:value-type="string">
            <text:p>non-natural materials, lack of textured surfaces, imbalanced compositions, absence of organic forms, non-tactile appeara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Palekh</text:p>
          </table:table-cell>
          <table:table-cell office:value-type="string" calcext:value-type="string">
            <text:p>Palekh art {prompt}. Miniature paintings, intricate details, vivid colors, folkloric themes, lacquer finish, storytelling compositions, symbolic elements, Russian folklore influence, cultural and historical significance.</text:p>
          </table:table-cell>
          <table:table-cell office:value-type="string" calcext:value-type="string">
            <text:p>large-scale painting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Suminagashi</text:p>
          </table:table-cell>
          <table:table-cell office:value-type="string" calcext:value-type="string">
            <text:p>Suminagashi {prompt}. Floating ink patterns, marbled effects, delicate and ethereal designs, water-based ink, fluid and unpredictable compositions, meditative process, monochromatic or subtle color palette, Japanese artistic tradition.</text:p>
          </table:table-cell>
          <table:table-cell office:value-type="string" calcext:value-type="string">
            <text:p>vibrant and bold color palet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Scrimshaw</text:p>
          </table:table-cell>
          <table:table-cell office:value-type="string" calcext:value-type="string">
            <text:p>Scrimshaw {prompt}. Intricate engravings on a spermwhale's teeth, marine motifs, detailed scenes, nautical themes, black and white contrasts, historical craftsmanship, artisanal carving, storytelling compositions, maritime heritage.</text:p>
          </table:table-cell>
          <table:table-cell office:value-type="string" calcext:value-type="string">
            <text:p>colorful, moder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Shibori</text:p>
          </table:table-cell>
          <table:table-cell office:value-type="string" calcext:value-type="string">
            <text:p>Shibori {prompt}. Textured fabric, intricate patterns, resist-dyeing technique, indigo or vibrant colors, organic and flowing designs, Japanese textile art, cultural tradition, tactile and visual interest.</text:p>
          </table:table-cell>
          <table:table-cell office:value-type="string" calcext:value-type="string">
            <text:p>monochromatic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K Vitreous Enamel</text:p>
          </table:table-cell>
          <table:table-cell office:value-type="string" calcext:value-type="string">
            <text:p>Vitreous enamel {prompt}. Smooth and glossy surfaces, vibrant colors, glass-like finish, durable and resilient, intricate detailing, traditional and contemporary applications, artistic craftsmanship, jewelry and decorative objects.</text:p>
          </table:table-cell>
          <table:table-cell office:value-type="string" calcext:value-type="string">
            <text:p>rough, muted col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Ukiyo-e</text:p>
          </table:table-cell>
          <table:table-cell office:value-type="string" calcext:value-type="string">
            <text:p>Ukiyo-e {prompt}. Woodblock prints, vibrant colors, intricate details, depictions of landscapes, kabuki actors, beautiful women, cultural scenes, traditional Japanese art, artistic craftsmanship, historical significance.</text:p>
          </table:table-cell>
          <table:table-cell office:value-type="string" calcext:value-type="string">
            <text:p><text:s/>muted colors, lack of intricate detail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K vintage-airline-poster</text:p>
          </table:table-cell>
          <table:table-cell office:value-type="string" calcext:value-type="string">
            <text:p>vintage airline poster {prompt} . classic aviation fonts, pastel colors, elegant aircraft illustrations, scenic destinations, distressed textures, retro travel allure</text:p>
          </table:table-cell>
          <table:table-cell office:value-type="string" calcext:value-type="string">
            <text:p>modern fonts, bold colors, hyper-realistic, sleek desig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K vintage-travel-poster</text:p>
          </table:table-cell>
          <table:table-cell office:value-type="string" calcext:value-type="string">
            <text:p>vintage travel poster {prompt} . retro fonts, muted colors, scenic illustrations, iconic landmarks, distressed textures, nostalgic vibes</text:p>
          </table:table-cell>
          <table:table-cell office:value-type="string" calcext:value-type="string">
            <text:p>modern, vibrant colors, hyper-realistic, sleek desig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MK bauhaus-style</text:p>
          </table:table-cell>
          <table:table-cell office:value-type="string" calcext:value-type="string">
            <text:p>Bauhaus-inspired {prompt} . minimalism, geometric precision, primary colors, sans-serif typography, asymmetry, functional design</text:p>
          </table:table-cell>
          <table:table-cell office:value-type="string" calcext:value-type="string">
            <text:p>ornate, intricate, excessive detail, complex patterns, serif typograph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MK afrofuturism</text:p>
          </table:table-cell>
          <table:table-cell office:value-type="string" calcext:value-type="string">
            <text:p>Afrofuturism {prompt} . vibrant colors, futuristic elements, cultural symbolism, cosmic imagery, dynamic patterns, empowering narratives</text:p>
          </table:table-cell>
          <table:table-cell office:value-type="string" calcext:value-type="string">
            <text:p>monochroma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MK atompunk</text:p>
          </table:table-cell>
          <table:table-cell office:value-type="string" calcext:value-type="string">
            <text:p>Atompunk {prompt} . retro-futuristic, atomic age aesthetics, sleek lines, metallic textures, futuristic technology, optimism, energy</text:p>
          </table:table-cell>
          <table:table-cell office:value-type="string" calcext:value-type="string">
            <text:p>organic, natural textures, rustic, dystopi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ic movement</text:p>
          </table:table-cell>
          <table:table-cell office:value-type="string" calcext:value-type="string">
            <text:p>MK constructivism</text:p>
          </table:table-cell>
          <table:table-cell office:value-type="string" calcext:value-type="string">
            <text:p>Constructivism {prompt} . geometric abstraction, bold colors, industrial aesthetics, dynamic compositions, utilitarian design, revolutionary spirit</text:p>
          </table:table-cell>
          <table:table-cell office:value-type="string" calcext:value-type="string">
            <text:p>organic shapes, muted colors, ornate elements, tradition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chicano-art</text:p>
          </table:table-cell>
          <table:table-cell office:value-type="string" calcext:value-type="string">
            <text:p>Chicano art {prompt} . bold colors, cultural symbolism, muralism, lowrider aesthetics, barrio life, political messages, social activism, Mexico</text:p>
          </table:table-cell>
          <table:table-cell office:value-type="string" calcext:value-type="string">
            <text:p>monochromatic, minimalist, mainstream aesthetic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de-stijl</text:p>
          </table:table-cell>
          <table:table-cell office:value-type="string" calcext:value-type="string">
            <text:p>De Stijl {prompt} . neoplasticism, primary colors, geometric abstraction, horizontal and vertical lines, simplicity, harmony, utopian ideals</text:p>
          </table:table-cell>
          <table:table-cell office:value-type="string" calcext:value-type="string">
            <text:p>complex patterns, muted colors, ornate elements, asymmet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dayak-art</text:p>
          </table:table-cell>
          <table:table-cell office:value-type="string" calcext:value-type="string">
            <text:p>Dayak art {prompt} . intricate patterns, nature-inspired motifs, vibrant colors, traditional craftsmanship, cultural symbolism, storytelling</text:p>
          </table:table-cell>
          <table:table-cell office:value-type="string" calcext:value-type="string">
            <text:p>minimalist, monochromatic</text:p>
            <text:p>name,prompt,negative_prompt</text:p>
            <text:p>MK dayak-art,"Dayak art {prompt} . intricate patterns, nature-inspired motifs, vibrant colors, traditional craftsmanship, cultural symbolism, storytelling</text:p>
          </table:table-cell>
          <table:table-cell office:value-type="string" calcext:value-type="string">
            <text:p>minimalist, monochromatic, moder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ncient art</text:p>
          </table:table-cell>
          <table:table-cell office:value-type="string" calcext:value-type="string">
            <text:p>MK fayum-portrait</text:p>
          </table:table-cell>
          <table:table-cell office:value-type="string" calcext:value-type="string">
            <text:p>Fayum portrait {prompt} . encaustic painting, realistic facial features, warm earth tones, serene expressions, ancient Egyptian influences</text:p>
          </table:table-cell>
          <table:table-cell office:value-type="string" calcext:value-type="string">
            <text:p>abstract, vibrant colors, exaggerated, moder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ncient art</text:p>
          </table:table-cell>
          <table:table-cell office:value-type="string" calcext:value-type="string">
            <text:p>MK illuminated-manuscript</text:p>
          </table:table-cell>
          <table:table-cell office:value-type="string" calcext:value-type="string">
            <text:p>Illuminated manuscript {prompt} . intricate calligraphy, rich colors, detailed illustrations, gold leaf accents, ornate borders, religious, historical, medieval</text:p>
          </table:table-cell>
          <table:table-cell office:value-type="string" calcext:value-type="string">
            <text:p>modern typography, minimalist design, monochromatic, 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kalighat-painting</text:p>
          </table:table-cell>
          <table:table-cell office:value-type="string" calcext:value-type="string">
            <text:p>Kalighat painting {prompt} . bold lines, vibrant colors, narrative storytelling, cultural motifs, flat compositions, expressive characters</text:p>
          </table:table-cell>
          <table:table-cell office:value-type="string" calcext:value-type="string">
            <text:p>subdued colors, intricate details, realistic portrayal, moder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madhubani-painting</text:p>
          </table:table-cell>
          <table:table-cell office:value-type="string" calcext:value-type="string">
            <text:p>Madhubani painting {prompt} . intricate patterns, vibrant colors, nature-inspired motifs, cultural storytelling, symmetry, folk art aesthetics</text:p>
          </table:table-cell>
          <table:table-cell office:value-type="string" calcext:value-type="string">
            <text:p>abstract, muted colors, minimalistic design, moder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K pictorialism</text:p>
          </table:table-cell>
          <table:table-cell office:value-type="string" calcext:value-type="string">
            <text:p>Pictorialism illustration{prompt} . soft focus, atmospheric effects, artistic interpretation, tonality, muted colors, evocative storytelling</text:p>
          </table:table-cell>
          <table:table-cell office:value-type="string" calcext:value-type="string">
            <text:p>sharp focus, high contrast, realistic depiction, vivid col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pichwai-painting</text:p>
          </table:table-cell>
          <table:table-cell office:value-type="string" calcext:value-type="string">
            <text:p>Pichwai painting {prompt} . intricate detailing, vibrant colors, religious themes, nature motifs, devotional storytelling, gold leaf accents</text:p>
          </table:table-cell>
          <table:table-cell office:value-type="string" calcext:value-type="string">
            <text:p>minimalist, subdued colors, abstract desig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patachitra-painting</text:p>
          </table:table-cell>
          <table:table-cell office:value-type="string" calcext:value-type="string">
            <text:p>Patachitra painting {prompt} . bold outlines, vibrant colors, intricate detailing, mythological themes, storytelling, traditional craftsmanship</text:p>
          </table:table-cell>
          <table:table-cell office:value-type="string" calcext:value-type="string">
            <text:p>subdued colors, minimalistic, abstract, moder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samoan-art-inspired</text:p>
          </table:table-cell>
          <table:table-cell office:value-type="string" calcext:value-type="string">
            <text:p>Samoan art-inspired {prompt} . traditional motifs, natural elements, bold colors, cultural symbolism, storytelling, craftsmanship</text:p>
          </table:table-cell>
          <table:table-cell office:value-type="string" calcext:value-type="string">
            <text:p>modern aesthetics, minimalist, 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K tlingit-art</text:p>
          </table:table-cell>
          <table:table-cell office:value-type="string" calcext:value-type="string">
            <text:p>Tlingit art {prompt} . formline design, natural elements, animal motifs, bold colors, cultural storytelling, traditional craftsmanship, Alaska traditional art, (totem:1.5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adnate-style</text:p>
          </table:table-cell>
          <table:table-cell office:value-type="string" calcext:value-type="string">
            <text:p>Painting by Adnate {prompt} . realistic portraits, street art, large-scale murals, subdued color palette, social narratives</text:p>
          </table:table-cell>
          <table:table-cell office:value-type="string" calcext:value-type="string">
            <text:p>abstract, vibrant colors, small-scale ar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ron-english-style</text:p>
          </table:table-cell>
          <table:table-cell office:value-type="string" calcext:value-type="string">
            <text:p>Painting by Ron English {prompt} . pop-surrealism, cultural subversion, iconic mash-ups, vibrant and bold colors, satirical commentary</text:p>
          </table:table-cell>
          <table:table-cell office:value-type="string" calcext:value-type="string">
            <text:p>traditional, monochroma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MK shepard-fairey-style</text:p>
          </table:table-cell>
          <table:table-cell office:value-type="string" calcext:value-type="string">
            <text:p>Painting by Shepard Fairey {prompt} . street art, political activism, iconic stencils, bold typography, high contrast, red, black, and white color palette</text:p>
          </table:table-cell>
          <table:table-cell office:value-type="string" calcext:value-type="string">
            <text:p>traditional, muted col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MK Negative (text)</text:p>
          </table:table-cell>
          <table:table-cell/>
          <table:table-cell office:value-type="string" calcext:value-type="string">
            <text:p>text, watermark, font, letter, signature, trademark, tit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cinematic-diva</text:p>
          </table:table-cell>
          <table:table-cell office:value-type="string" calcext:value-type="string">
            <text:p>UHD, 8K, ultra detailed, a cinematic photograph of {prompt}, beautiful lighting, great composition</text:p>
          </table:table-cell>
          <table:table-cell office:value-type="string" calcext:value-type="string">
            <text:p>ugly, deformed, noisy, blurry, NSF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Abstract Expressionism</text:p>
          </table:table-cell>
          <table:table-cell office:value-type="string" calcext:value-type="string">
            <text:p>Abstract Expressionism Art, {prompt}, High contrast, minimalistic, colorful, stark, dramatic, expressionism</text:p>
          </table:table-cell>
          <table:table-cell office:value-type="string" calcext:value-type="string">
            <text:p>ugly, deformed, noisy, blurry, low contrast, realism, photo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Academia</text:p>
          </table:table-cell>
          <table:table-cell office:value-type="string" calcext:value-type="string">
            <text:p>Academia, {prompt}, preppy Ivy League style, stark, dramatic, chic boarding school, academia</text:p>
          </table:table-cell>
          <table:table-cell office:value-type="string" calcext:value-type="string">
            <text:p>ugly, deformed, noisy, blurry, low contrast, grunge, sloppy, unkemp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Action Figure</text:p>
          </table:table-cell>
          <table:table-cell office:value-type="string" calcext:value-type="string">
            <text:p>Action Figure, {prompt}, plastic collectable action figure, collectable toy action figur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Adorable 3D Character</text:p>
          </table:table-cell>
          <table:table-cell office:value-type="string" calcext:value-type="string">
            <text:p>Adorable 3D Character, {prompt}, 3D render, adorable character, 3D art</text:p>
          </table:table-cell>
          <table:table-cell office:value-type="string" calcext:value-type="string">
            <text:p>ugly, deformed, noisy, blurry, low contrast, grunge, sloppy, unkempt, photograph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Adorable Kawaii</text:p>
          </table:table-cell>
          <table:table-cell office:value-type="string" calcext:value-type="string">
            <text:p>Adorable Kawaii, {prompt}, pretty, cute, adorable, kawaii</text:p>
          </table:table-cell>
          <table:table-cell office:value-type="string" calcext:value-type="string">
            <text:p>ugly, deformed, noisy, blurry, low contrast, gothic, dark, moody, monochroma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Art Deco</text:p>
          </table:table-cell>
          <table:table-cell office:value-type="string" calcext:value-type="string">
            <text:p>Art Deco, {prompt}, sleek, geometric forms, art deco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Art Nouveau</text:p>
          </table:table-cell>
          <table:table-cell office:value-type="string" calcext:value-type="string">
            <text:p>Art Nouveau, beautiful art, {prompt}, sleek, organic forms, long, sinuous, art nouveau style</text:p>
          </table:table-cell>
          <table:table-cell office:value-type="string" calcext:value-type="string">
            <text:p>ugly, deformed, noisy, blurry, low contrast, industrial, mechanic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Astral Aura</text:p>
          </table:table-cell>
          <table:table-cell office:value-type="string" calcext:value-type="string">
            <text:p>Astral Aura, {prompt}, astral, colorful aura, vibrant energy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Avant-garde</text:p>
          </table:table-cell>
          <table:table-cell office:value-type="string" calcext:value-type="string">
            <text:p>Avant-garde, {prompt}, unusual, experimental, avant-garde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roque, {prompt}, dramatic, exuberant, grandeur, baroque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Bauhaus-Style Poster</text:p>
          </table:table-cell>
          <table:table-cell office:value-type="string" calcext:value-type="string">
            <text:p>Bauhaus-Style Poster, {prompt}, simple geometric shapes, clean lines, primary colors, Bauhaus-Style Poster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Blueprint Schematic Drawing</text:p>
          </table:table-cell>
          <table:table-cell office:value-type="string" calcext:value-type="string">
            <text:p>Blueprint Schematic Drawing, {prompt}, technical drawing, blueprint, schematic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Caricature</text:p>
          </table:table-cell>
          <table:table-cell office:value-type="string" calcext:value-type="string">
            <text:p>Caricature, {prompt}, exaggerated, comical, caricature</text:p>
          </table:table-cell>
          <table:table-cell office:value-type="string" calcext:value-type="string">
            <text:p>ugly, deformed, noisy, blurry, low contrast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el Shaded Art</text:p>
          </table:table-cell>
          <table:table-cell office:value-type="string" calcext:value-type="string">
            <text:p>Cel Shaded Art, {prompt}, 2D, flat color, toon shading, cel shaded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Character Design Sheet</text:p>
          </table:table-cell>
          <table:table-cell office:value-type="string" calcext:value-type="string">
            <text:p>Character Design Sheet, {prompt}, character reference sheet, character turn around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Classicism Art</text:p>
          </table:table-cell>
          <table:table-cell office:value-type="string" calcext:value-type="string">
            <text:p>Classicism Art, {prompt}, inspired by Roman and Greek culture, clarity, harmonious, classicism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lor Field Painting</text:p>
          </table:table-cell>
          <table:table-cell office:value-type="string" calcext:value-type="string">
            <text:p>Color Field Painting, {prompt}, abstract, simple, geometic, color field painting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lored Pencil Art</text:p>
          </table:table-cell>
          <table:table-cell office:value-type="string" calcext:value-type="string">
            <text:p>Colored Pencil Art, {prompt}, colored pencil strokes, light color, visible paper texture, colored pencil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Conceptual Art</text:p>
          </table:table-cell>
          <table:table-cell office:value-type="string" calcext:value-type="string">
            <text:p>Conceptual Art, {prompt}, concept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Constructivism</text:p>
          </table:table-cell>
          <table:table-cell office:value-type="string" calcext:value-type="string">
            <text:p>Constructivism Art, {prompt}, minimalistic, geometric forms, constructivism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Cubism</text:p>
          </table:table-cell>
          <table:table-cell office:value-type="string" calcext:value-type="string">
            <text:p>Cubism Art, {prompt}, flat geometric forms, cubism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Dadaism</text:p>
          </table:table-cell>
          <table:table-cell office:value-type="string" calcext:value-type="string">
            <text:p>Dadaism Art, {prompt}, satirical, nonsensical, dadaism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Dark Fantasy</text:p>
          </table:table-cell>
          <table:table-cell office:value-type="string" calcext:value-type="string">
            <text:p>Dark Fantasy Art, {prompt}, dark, moody, dark fantasy style</text:p>
          </table:table-cell>
          <table:table-cell office:value-type="string" calcext:value-type="string">
            <text:p>ugly, deformed, noisy, blurry, low contrast, bright, sunn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Dark Moody Atmosphere</text:p>
          </table:table-cell>
          <table:table-cell office:value-type="string" calcext:value-type="string">
            <text:p>Dark Moody Atmosphere, {prompt}, dramatic, mysterious, dark moody atmosphere</text:p>
          </table:table-cell>
          <table:table-cell office:value-type="string" calcext:value-type="string">
            <text:p>ugly, deformed, noisy, blurry, low contrast, vibrant, colorful, brigh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DMT Art Style</text:p>
          </table:table-cell>
          <table:table-cell office:value-type="string" calcext:value-type="string">
            <text:p>DMT Art Style, {prompt}, bright colors, surreal visuals, swirling patterns, DMT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Doodle Art</text:p>
          </table:table-cell>
          <table:table-cell office:value-type="string" calcext:value-type="string">
            <text:p>Doodle Art Style, {prompt}, drawing, freeform, swirling patterns, doodle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Double Exposure</text:p>
          </table:table-cell>
          <table:table-cell office:value-type="string" calcext:value-type="string">
            <text:p>Double Exposure Style, {prompt}, double image ghost effect, image combination, double exposure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Dripping Paint Splatter Art</text:p>
          </table:table-cell>
          <table:table-cell office:value-type="string" calcext:value-type="string">
            <text:p>Dripping Paint Splatter Art, {prompt}, dramatic, paint drips, splatters, dripping pain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Expressionism</text:p>
          </table:table-cell>
          <table:table-cell office:value-type="string" calcext:value-type="string">
            <text:p>Expressionism Art Style, {prompt}, movement, contrast, emotional, exaggerated forms, expressionism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Faded Polaroid Photo</text:p>
          </table:table-cell>
          <table:table-cell office:value-type="string" calcext:value-type="string">
            <text:p>Faded Polaroid Photo, {prompt}, analog, old faded photo, old polaroid</text:p>
          </table:table-cell>
          <table:table-cell office:value-type="string" calcext:value-type="string">
            <text:p>ugly, deformed, noisy, blurry, low contrast, vibrant, colorfu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Fauvism</text:p>
          </table:table-cell>
          <table:table-cell office:value-type="string" calcext:value-type="string">
            <text:p>Fauvism Art, {prompt}, painterly, bold colors, textured brushwork, fauvism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Flat 2D Art</text:p>
          </table:table-cell>
          <table:table-cell office:value-type="string" calcext:value-type="string">
            <text:p>Flat 2D Art, {prompt}, simple flat color, 2-dimensional, Flat 2D Art Style</text:p>
          </table:table-cell>
          <table:table-cell office:value-type="string" calcext:value-type="string">
            <text:p>ugly, deformed, noisy, blurry, low contrast, 3D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ortnite Art Style</text:p>
          </table:table-cell>
          <table:table-cell office:value-type="string" calcext:value-type="string">
            <text:p>Fortnite Art Style, {prompt}, 3D cartoon, colorful, Fortnite Art Style</text:p>
          </table:table-cell>
          <table:table-cell office:value-type="string" calcext:value-type="string">
            <text:p>ugly, deformed, noisy, blurry, low contrast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/>
          <table:table-cell office:value-type="string" calcext:value-type="string">
            <text:p>Futurism</text:p>
          </table:table-cell>
          <table:table-cell office:value-type="string" calcext:value-type="string">
            <text:p>Futurism Art Style, {prompt}, dynamic, dramatic, Futurism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/>
          <table:table-cell office:value-type="string" calcext:value-type="string">
            <text:p>Glitchcore</text:p>
          </table:table-cell>
          <table:table-cell office:value-type="string" calcext:value-type="string">
            <text:p>Glitchcore Art Style, {prompt}, dynamic, dramatic, distorted, vibrant colors, glitchcore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Glo-fi</text:p>
          </table:table-cell>
          <table:table-cell office:value-type="string" calcext:value-type="string">
            <text:p>Glo-fi Art Style, {prompt}, dynamic, dramatic, vibrant colors, glo-fi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Googie Art Style</text:p>
          </table:table-cell>
          <table:table-cell office:value-type="string" calcext:value-type="string">
            <text:p>Googie Art Style, {prompt}, dynamic, dramatic, 1950's futurism, bold boomerang angles, Googie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Graffiti Art</text:p>
          </table:table-cell>
          <table:table-cell office:value-type="string" calcext:value-type="string">
            <text:p>Graffiti Art Style, {prompt}, dynamic, dramatic, vibrant colors, graffiti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Harlem Renaissance Art</text:p>
          </table:table-cell>
          <table:table-cell office:value-type="string" calcext:value-type="string">
            <text:p>Harlem Renaissance Art Style, {prompt}, dynamic, dramatic, 1920s African American culture, Harlem Renaissance art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High Fashion</text:p>
          </table:table-cell>
          <table:table-cell office:value-type="string" calcext:value-type="string">
            <text:p>High Fashion, {prompt}, dynamic, dramatic, haute couture, elegant, ornate clothing, High Fashion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Idyllic</text:p>
          </table:table-cell>
          <table:table-cell office:value-type="string" calcext:value-type="string">
            <text:p>Idyllic, {prompt}, peaceful, happy, pleasant, happy, harmonious, picturesque, charming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Impressionism</text:p>
          </table:table-cell>
          <table:table-cell office:value-type="string" calcext:value-type="string">
            <text:p>Impressionism, {prompt}, painterly, small brushstrokes, visible brushstrokes, impressionistic styl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Infographic Drawing</text:p>
          </table:table-cell>
          <table:table-cell office:value-type="string" calcext:value-type="string">
            <text:p>Infographic Drawing, {prompt}, diagram, infographic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Ink Dripping Drawing</text:p>
          </table:table-cell>
          <table:table-cell office:value-type="string" calcext:value-type="string">
            <text:p>Ink Dripping Drawing, {prompt}, ink drawing, dripping ink</text:p>
          </table:table-cell>
          <table:table-cell office:value-type="string" calcext:value-type="string">
            <text:p>ugly, deformed, noisy, blurry, low contrast, colorful, vibr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Japanese Ink Drawing</text:p>
          </table:table-cell>
          <table:table-cell office:value-type="string" calcext:value-type="string">
            <text:p>Japanese Ink Drawing, {prompt}, ink drawing, inkwash, Japanese Ink Drawing</text:p>
          </table:table-cell>
          <table:table-cell office:value-type="string" calcext:value-type="string">
            <text:p>ugly, deformed, noisy, blurry, low contrast, colorful, vibr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Knolling Photography</text:p>
          </table:table-cell>
          <table:table-cell office:value-type="string" calcext:value-type="string">
            <text:p>Knolling Photography, {prompt}, flat lay photography, object arrangment, knolling photography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Light Cheery Atmosphere</text:p>
          </table:table-cell>
          <table:table-cell office:value-type="string" calcext:value-type="string">
            <text:p>Light Cheery Atmosphere, {prompt}, happy, joyful, cheerful, carefree, gleeful, lighthearted, pleasant atmosphere</text:p>
          </table:table-cell>
          <table:table-cell office:value-type="string" calcext:value-type="string">
            <text:p>ugly, deformed, noisy, blurry, low contrast, monochromatic, dark, mood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Logo Design</text:p>
          </table:table-cell>
          <table:table-cell office:value-type="string" calcext:value-type="string">
            <text:p>Logo Design, {prompt}, dynamic graphic art, vector art, minimalist, professional logo design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Luxurious Elegance</text:p>
          </table:table-cell>
          <table:table-cell office:value-type="string" calcext:value-type="string">
            <text:p>Luxurious Elegance, {prompt}, extravagant, ornate, designer, opulent, picturesque, lavish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acro Photography</text:p>
          </table:table-cell>
          <table:table-cell office:value-type="string" calcext:value-type="string">
            <text:p>Macro Photography, {prompt}, close-up, macro 100mm, macro photography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andola Art</text:p>
          </table:table-cell>
          <table:table-cell office:value-type="string" calcext:value-type="string">
            <text:p>Mandola art style, {prompt}, complex, circular design, mandola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Marker Drawing</text:p>
          </table:table-cell>
          <table:table-cell office:value-type="string" calcext:value-type="string">
            <text:p>Marker Drawing, {prompt}, bold marker lines, visibile paper texture, marker drawing</text:p>
          </table:table-cell>
          <table:table-cell office:value-type="string" calcext:value-type="string">
            <text:p>ugly, deformed, noisy, blurry, low contrast, photograph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ncient art</text:p>
          </table:table-cell>
          <table:table-cell office:value-type="string" calcext:value-type="string">
            <text:p>Medievalism</text:p>
          </table:table-cell>
          <table:table-cell office:value-type="string" calcext:value-type="string">
            <text:p>Medievalism, {prompt}, inspired by The Middle Ages, medieval art, elaborate patterns and decoration, Medievalism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Minimalism</text:p>
          </table:table-cell>
          <table:table-cell office:value-type="string" calcext:value-type="string">
            <text:p>Minimalism, {prompt}, abstract, simple geometic shapes, hard edges, sleek contours, Minimalism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Neo-Baroque</text:p>
          </table:table-cell>
          <table:table-cell office:value-type="string" calcext:value-type="string">
            <text:p>Neo-Baroque, {prompt}, ornate and elaborate, dynaimc, Neo-Baroqu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ncient art</text:p>
          </table:table-cell>
          <table:table-cell office:value-type="string" calcext:value-type="string">
            <text:p>Neo-Byzantine</text:p>
          </table:table-cell>
          <table:table-cell office:value-type="string" calcext:value-type="string">
            <text:p>Neo-Byzantine, {prompt}, grand decorative religious style, Orthodox Christian inspired, Neo-Byzantin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Neo-Futurism</text:p>
          </table:table-cell>
          <table:table-cell office:value-type="string" calcext:value-type="string">
            <text:p>Neo-Futurism, {prompt}, high-tech, curves, spirals, flowing lines, idealistic future, Neo-Futurism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Neo-Impressionism</text:p>
          </table:table-cell>
          <table:table-cell office:value-type="string" calcext:value-type="string">
            <text:p>Neo-Impressionism, {prompt}, tiny dabs of color, Pointillism, painterly, Neo-Impressionism</text:p>
          </table:table-cell>
          <table:table-cell office:value-type="string" calcext:value-type="string">
            <text:p>ugly, deformed, noisy, blurry, low contrast, photograph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Neo-Rococo</text:p>
          </table:table-cell>
          <table:table-cell office:value-type="string" calcext:value-type="string">
            <text:p>Neo-Rococo, {prompt}, curved forms, naturalistic ornamentation, elaborate, decorative, gaudy, Neo-Rococo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Neoclassicism</text:p>
          </table:table-cell>
          <table:table-cell office:value-type="string" calcext:value-type="string">
            <text:p>Neoclassicism, {prompt}, ancient Rome and Greece inspired, idealic, sober colors, Neoclassicism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Op Art</text:p>
          </table:table-cell>
          <table:table-cell office:value-type="string" calcext:value-type="string">
            <text:p>Op Art, {prompt}, optical illusion, abstract, geometric pattern, impression of movement, Op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Ornate and Intricate</text:p>
          </table:table-cell>
          <table:table-cell office:value-type="string" calcext:value-type="string">
            <text:p>Ornate and Intricate, {prompt}, decorative, highly detailed, elaborate, ornate, intricate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Pencil Sketch Drawing</text:p>
          </table:table-cell>
          <table:table-cell office:value-type="string" calcext:value-type="string">
            <text:p>Pencil Sketch Drawing, {prompt}, black and white drawing, graphite drawing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Pop Art 2</text:p>
          </table:table-cell>
          <table:table-cell office:value-type="string" calcext:value-type="string">
            <text:p>Pop Art, {prompt}, vivid colors, flat color, 2D, strong lines, Pop Art</text:p>
          </table:table-cell>
          <table:table-cell office:value-type="string" calcext:value-type="string">
            <text:p>ugly, deformed, noisy, blurry, low contrast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Rococo</text:p>
          </table:table-cell>
          <table:table-cell office:value-type="string" calcext:value-type="string">
            <text:p>Rococo, {prompt}, flamboyant, pastel colors, curved lines, elaborate detail, Rococo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Silhouette Art</text:p>
          </table:table-cell>
          <table:table-cell office:value-type="string" calcext:value-type="string">
            <text:p>Silhouette Art, {prompt}, high contrast, well defined, Silhouette Ar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Simple Vector Art</text:p>
          </table:table-cell>
          <table:table-cell office:value-type="string" calcext:value-type="string">
            <text:p>Simple Vector Art, {prompt}, 2D flat, simple shapes, minimalistic, professional graphic, flat color, high contrast, Simple Vector Art</text:p>
          </table:table-cell>
          <table:table-cell office:value-type="string" calcext:value-type="string">
            <text:p>ugly, deformed, noisy, blurry, low contrast, 3D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Sketchup</text:p>
          </table:table-cell>
          <table:table-cell office:value-type="string" calcext:value-type="string">
            <text:p>Sketchup, {prompt}, CAD, professional design, Sketchup</text:p>
          </table:table-cell>
          <table:table-cell office:value-type="string" calcext:value-type="string">
            <text:p>ugly, deformed, noisy, blurry, low contrast, photo, photograp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Steampunk 2</text:p>
          </table:table-cell>
          <table:table-cell office:value-type="string" calcext:value-type="string">
            <text:p>Steampunk, {prompt}, retrofuturistic science fantasy, steam-powered tech, vintage industry, gears, neo-victorian, steampunk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Surrealism</text:p>
          </table:table-cell>
          <table:table-cell office:value-type="string" calcext:value-type="string">
            <text:p>Surrealism, {prompt}, expressive, dramatic, organic lines and forms, dreamlike and mysterious, Surrealism</text:p>
          </table:table-cell>
          <table:table-cell office:value-type="string" calcext:value-type="string">
            <text:p>ugly, deformed, noisy, blurry, low contrast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Suprematism</text:p>
          </table:table-cell>
          <table:table-cell office:value-type="string" calcext:value-type="string">
            <text:p>Suprematism, {prompt}, abstract, limited color palette, geometric forms, Suprematism</text:p>
          </table:table-cell>
          <table:table-cell office:value-type="string" calcext:value-type="string">
            <text:p>ugly, deformed, noisy, blurry, low contrast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Terragen</text:p>
          </table:table-cell>
          <table:table-cell office:value-type="string" calcext:value-type="string">
            <text:p>Terragen, {prompt}, beautiful massive landscape, epic scenery, Terragen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Tranquil Relaxing Atmosphere</text:p>
          </table:table-cell>
          <table:table-cell office:value-type="string" calcext:value-type="string">
            <text:p>Tranquil Relaxing Atmosphere, {prompt}, calming style, soothing colors, peaceful, idealic, Tranquil Relaxing Atmosphere</text:p>
          </table:table-cell>
          <table:table-cell office:value-type="string" calcext:value-type="string">
            <text:p>ugly, deformed, noisy, blurry, low contrast, oversaturat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Sticker Designs</text:p>
          </table:table-cell>
          <table:table-cell office:value-type="string" calcext:value-type="string">
            <text:p>Vector Art Stickers, {prompt}, professional vector design, sticker designs, Sticker Shee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Vibrant Rim Light</text:p>
          </table:table-cell>
          <table:table-cell office:value-type="string" calcext:value-type="string">
            <text:p>Vibrant Rim Light, {prompt}, bright rim light, high contrast, bold edge light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Volumetric Lighting</text:p>
          </table:table-cell>
          <table:table-cell office:value-type="string" calcext:value-type="string">
            <text:p>Volumetric Lighting, {prompt}, light depth, dramatic atmospheric lighting, Volumetric Lighting</text:p>
          </table:table-cell>
          <table:table-cell office:value-type="string" calcext:value-type="string">
            <text:p>ugly, deformed, noisy, blurry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Watercolor 2</text:p>
          </table:table-cell>
          <table:table-cell office:value-type="string" calcext:value-type="string">
            <text:p>Watercolor style painting, {prompt}, visible paper texture, colorwash, watercolor</text:p>
          </table:table-cell>
          <table:table-cell office:value-type="string" calcext:value-type="string">
            <text:p>ugly, deformed, noisy, blurry, low contrast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Whimsical and Playful</text:p>
          </table:table-cell>
          <table:table-cell office:value-type="string" calcext:value-type="string">
            <text:p>Whimsical and Playful, {prompt}, imaginative, fantastical, bight colors, stylized, happy, Whimsical and Playful</text:p>
          </table:table-cell>
          <table:table-cell office:value-type="string" calcext:value-type="string">
            <text:p>ugly, deformed, noisy, blurry, low contrast, drab, boring, mood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mre-cinematic-dynamic</text:p>
          </table:table-cell>
          <table:table-cell office:value-type="string" calcext:value-type="string">
            <text:p>epic cinematic shot of dynamic {prompt} in motion. main subject of high budget action movie. raw photo, motion blur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spontaneous-picture</text:p>
          </table:table-cell>
          <table:table-cell office:value-type="string" calcext:value-type="string">
            <text:p>spontaneous picture of {prompt}, taken by talented amateur. best quality, high resolution. magical moment, natural look. simple but good loo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artistic-vision</text:p>
          </table:table-cell>
          <table:table-cell office:value-type="string" calcext:value-type="string">
            <text:p>powerful artistic vision of {prompt}. breathtaking masterpiece made by great artist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dark-dream</text:p>
          </table:table-cell>
          <table:table-cell office:value-type="string" calcext:value-type="string">
            <text:p>dark and unsettling dream showing {prompt}. best quality, high resolution. created by genius but depressed mad artist. grim beau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mre-gloomy-art</text:p>
          </table:table-cell>
          <table:table-cell office:value-type="string" calcext:value-type="string">
            <text:p>astonishing gloomy art made mainly of shadows and lighting, forming {prompt}. masterful usage of lighting, shadows and chiaroscuro. made by black-hearted artist, drawing from darkness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bad-dream</text:p>
          </table:table-cell>
          <table:table-cell office:value-type="string" calcext:value-type="string">
            <text:p>picture from really bad dream about terrifying {prompt}, true horror. bone-chilling vision. mad world that shouldn't exist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mre-underground</text:p>
          </table:table-cell>
          <table:table-cell office:value-type="string" calcext:value-type="string">
            <text:p>uncanny caliginous vision of {prompt}, created by remarkable underground artist. best quality, high resolution. raw and brutal art, careless but impressive style. inspired by darkness and chao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mre-surreal-painting</text:p>
          </table:table-cell>
          <table:table-cell office:value-type="string" calcext:value-type="string">
            <text:p>surreal painting representing strange vision of {prompt}. harmonious madness, synergy with chance. unique artstyle, mindbending art, magical surrealism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dynamic-illustration</text:p>
          </table:table-cell>
          <table:table-cell office:value-type="string" calcext:value-type="string">
            <text:p>insanely dynamic illustration of {prompt}. best quality, high resolution. crazy artstyle, careless brushstrokes, emotional and fu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undead-art</text:p>
          </table:table-cell>
          <table:table-cell office:value-type="string" calcext:value-type="string">
            <text:p>long forgotten art created by undead artist illustrating {prompt}, tribute to the death and decay. miserable art of the damned. wretched and decaying world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elemental-art</text:p>
          </table:table-cell>
          <table:table-cell office:value-type="string" calcext:value-type="string">
            <text:p>art illustrating insane amounts of raging elemental energy turning into {prompt}, avatar of elements. magical surrealism, wizardry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mre-space-art</text:p>
          </table:table-cell>
          <table:table-cell office:value-type="string" calcext:value-type="string">
            <text:p>winner of inter-galactic art contest illustrating {prompt}, symbol of the interstellar singularity. best quality, high resolution. artstyle previously unseen in the whole galax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ancient art</text:p>
          </table:table-cell>
          <table:table-cell office:value-type="string" calcext:value-type="string">
            <text:p>mre-ancient-illustration</text:p>
          </table:table-cell>
          <table:table-cell office:value-type="string" calcext:value-type="string">
            <text:p>sublime ancient illustration of {prompt}, predating human civilization. crude and simple, but also surprisingly beautiful artwork, made by genius primeval artist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brave-art</text:p>
          </table:table-cell>
          <table:table-cell office:value-type="string" calcext:value-type="string">
            <text:p>brave, shocking, and brutally true art showing {prompt}. inspired by courage and unlimited creativity. truth found in chaos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re-heroic-fantasy</text:p>
          </table:table-cell>
          <table:table-cell office:value-type="string" calcext:value-type="string">
            <text:p>heroic fantasy painting of {prompt}, in the dangerous fantasy world. airbrush over oil on canvas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mre-dark-cyberpunk</text:p>
          </table:table-cell>
          <table:table-cell office:value-type="string" calcext:value-type="string">
            <text:p>dark cyberpunk illustration of brutal {prompt} in a world without hope, ruled by ruthless criminal corporations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art movement</text:p>
          </table:table-cell>
          <table:table-cell office:value-type="string" calcext:value-type="string">
            <text:p>mre-lyrical-geometry</text:p>
          </table:table-cell>
          <table:table-cell office:value-type="string" calcext:value-type="string">
            <text:p>geometric and lyrical abstraction painting presenting {prompt}. oil on metal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re-sumi-e-symbolic</text:p>
          </table:table-cell>
          <table:table-cell office:value-type="string" calcext:value-type="string">
            <text:p>big long brushstrokes of deep black sumi-e turning into symbolic painting of {prompt}. master level raw art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folk art</text:p>
          </table:table-cell>
          <table:table-cell office:value-type="string" calcext:value-type="string">
            <text:p>mre-sumi-e-detailed</text:p>
          </table:table-cell>
          <table:table-cell office:value-type="string" calcext:value-type="string">
            <text:p>highly detailed black sumi-e painting of {prompt}. in-depth study of perfection, created by a master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comic anime</text:p>
          </table:table-cell>
          <table:table-cell office:value-type="string" calcext:value-type="string">
            <text:p>mre-manga</text:p>
          </table:table-cell>
          <table:table-cell office:value-type="string" calcext:value-type="string">
            <text:p>manga artwork presenting {prompt}. created by japanese manga artist. highly emotional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comic anime</text:p>
          </table:table-cell>
          <table:table-cell office:value-type="string" calcext:value-type="string">
            <text:p>mre-anime</text:p>
          </table:table-cell>
          <table:table-cell office:value-type="string" calcext:value-type="string">
            <text:p>anime artwork illustrating {prompt}. created by japanese anime studio. highly emotional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RE</text:p>
          </table:table-cell>
          <table:table-cell office:value-type="string" calcext:value-type="string">
            <text:p>comic anime</text:p>
          </table:table-cell>
          <table:table-cell office:value-type="string" calcext:value-type="string">
            <text:p>mre-comic</text:p>
          </table:table-cell>
          <table:table-cell office:value-type="string" calcext:value-type="string">
            <text:p>breathtaking illustration from adult comic book presenting {prompt}. fabulous artwork. best quality, high resolu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3d-model</text:p>
          </table:table-cell>
          <table:table-cell office:value-type="string" calcext:value-type="string">
            <text:p>professional 3d model {prompt} . octane render, highly detailed, volumetric, dramatic lighting</text:p>
          </table:table-cell>
          <table:table-cell office:value-type="string" calcext:value-type="string">
            <text:p>ugly, deformed, noisy, low poly, blurry, paint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photography</text:p>
          </table:table-cell>
          <table:table-cell table:style-name="ce5" office:value-type="string" calcext:value-type="string">
            <text:p>sai-analog-film</text:p>
          </table:table-cell>
          <table:table-cell office:value-type="string" calcext:value-type="string">
            <text:p>analog film photo {prompt} . faded film, desaturated, 35mm photo, grainy, vignette, vintage, Kodachrome, Lomography, stained, highly detailed, found footage</text:p>
          </table:table-cell>
          <table:table-cell office:value-type="string" calcext:value-type="string">
            <text:p>painting, drawing, illustration, glitch, deformed, mutated, cross-eyed, ugly, disfigur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comic anime</text:p>
          </table:table-cell>
          <table:table-cell table:style-name="ce5" office:value-type="string" calcext:value-type="string">
            <text:p>sai-anime</text:p>
          </table:table-cell>
          <table:table-cell office:value-type="string" calcext:value-type="string">
            <text:p>anime artwork {prompt} . anime style, key visual, vibrant, studio anime, highly detailed</text:p>
          </table:table-cell>
          <table:table-cell office:value-type="string" calcext:value-type="string">
            <text:p>photo, deformed, black and white, realism, disfigured, low contra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photography</text:p>
          </table:table-cell>
          <table:table-cell table:style-name="ce5" office:value-type="string" calcext:value-type="string">
            <text:p>sai-cinematic</text:p>
          </table:table-cell>
          <table:table-cell office:value-type="string" calcext:value-type="string">
            <text:p>cinematic film still {prompt} . shallow depth of field, vignette, highly detailed, high budget, bokeh, cinemascope, moody, epic, gorgeous, film grain, grainy</text:p>
          </table:table-cell>
          <table:table-cell office:value-type="string" calcext:value-type="string">
            <text:p>anime, cartoon, graphic, text, painting, crayon, graphite, abstract, glitch, deformed, mutated, ugly, disfigur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comic anime</text:p>
          </table:table-cell>
          <table:table-cell table:style-name="ce5" office:value-type="string" calcext:value-type="string">
            <text:p>sai-comic-book</text:p>
          </table:table-cell>
          <table:table-cell office:value-type="string" calcext:value-type="string">
            <text:p>comic {prompt} . graphic illustration, comic art, graphic novel art, vibrant, highly detailed</text:p>
          </table:table-cell>
          <table:table-cell office:value-type="string" calcext:value-type="string">
            <text:p>photograph, deformed, glitch, noisy, realistic, stock phot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craft-clay</text:p>
          </table:table-cell>
          <table:table-cell office:value-type="string" calcext:value-type="string">
            <text:p>play-doh style {prompt} . sculpture, clay art, centered composition, Claymation</text:p>
          </table:table-cell>
          <table:table-cell office:value-type="string" calcext:value-type="string">
            <text:p>sloppy, messy, grainy, highly detailed, ultra textured, phot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digital-art</text:p>
          </table:table-cell>
          <table:table-cell office:value-type="string" calcext:value-type="string">
            <text:p>concept art {prompt} . digital artwork, illustrative, painterly, matte painting, highly detailed</text:p>
          </table:table-cell>
          <table:table-cell office:value-type="string" calcext:value-type="string">
            <text:p>photo, photorealistic, realism, ug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photography</text:p>
          </table:table-cell>
          <table:table-cell table:style-name="ce5" office:value-type="string" calcext:value-type="string">
            <text:p>sai-enhance</text:p>
          </table:table-cell>
          <table:table-cell office:value-type="string" calcext:value-type="string">
            <text:p>breathtaking {prompt} . award-winning, professional, highly detailed</text:p>
          </table:table-cell>
          <table:table-cell office:value-type="string" calcext:value-type="string">
            <text:p>ugly, deformed, noisy, blurry, distorted, grain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pecific</text:p>
          </table:table-cell>
          <table:table-cell table:style-name="ce5" office:value-type="string" calcext:value-type="string">
            <text:p>sai-fantasy-art</text:p>
          </table:table-cell>
          <table:table-cell office:value-type="string" calcext:value-type="string">
            <text:p>ethereal fantasy concept art of {prompt}. magnificent, celestial, ethereal, painterly, epic, majestic, magical, fantasy art, cover art, dreamy</text:p>
          </table:table-cell>
          <table:table-cell office:value-type="string" calcext:value-type="string">
            <text:p>photographic, realistic, realism, 35mm film, dslr, cropped, frame, text, deformed, glitch, noise, noisy, off-center, deformed, cross-eyed, closed eyes, bad anatomy, ugly, disfigured, sloppy, duplicate, mutated, black and whit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isometric</text:p>
          </table:table-cell>
          <table:table-cell office:value-type="string" calcext:value-type="string">
            <text:p>isometric style {prompt} . vibrant, beautiful, crisp, detailed, ultra detailed, intricate</text:p>
          </table:table-cell>
          <table:table-cell office:value-type="string" calcext:value-type="string">
            <text:p>deformed, mutated, ugly, disfigured, blur, blurry, noise, noisy, realistic, photograph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line-art</text:p>
          </table:table-cell>
          <table:table-cell office:value-type="string" calcext:value-type="string">
            <text:p>line art drawing {prompt} . professional, sleek, modern, minimalist, graphic, line art, vector graphics</text:p>
          </table:table-cell>
          <table:table-cell office:value-type="string" calcext:value-type="string">
            <text:p>anime, photorealistic, 35mm film, deformed, glitch, blurry, noisy, off-center, deformed, cross-eyed, closed eyes, bad anatomy, ugly, disfigured, mutated, realism, realistic, impressionism, expressionism, oil, acryl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technique</text:p>
          </table:table-cell>
          <table:table-cell table:style-name="ce5" office:value-type="string" calcext:value-type="string">
            <text:p>sai-lowpoly</text:p>
          </table:table-cell>
          <table:table-cell office:value-type="string" calcext:value-type="string">
            <text:p>low-poly style {prompt} . low-poly game art, polygon mesh, jagged, blocky, wireframe edges, centered composition</text:p>
          </table:table-cell>
          <table:table-cell office:value-type="string" calcext:value-type="string">
            <text:p>noisy, sloppy, messy, grainy, highly detailed, ultra textured, phot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futur</text:p>
          </table:table-cell>
          <table:table-cell table:style-name="ce5" office:value-type="string" calcext:value-type="string">
            <text:p>sai-neonpunk</text:p>
          </table:table-cell>
          <table:table-cell office:value-type="string" calcext:value-type="string">
            <text:p>neonpunk style {prompt} . cyberpunk, vaporwave, neon, vibes, vibrant, stunningly beautiful, crisp, detailed, sleek, ultramodern, magenta highlights, dark purple shadows, high contrast, cinematic, ultra detailed, intricate, professional</text:p>
          </table:table-cell>
          <table:table-cell office:value-type="string" calcext:value-type="string">
            <text:p>painting, drawing, illustration, glitch, deformed, mutated, cross-eyed, ugly, disfigur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paper</text:p>
          </table:table-cell>
          <table:table-cell table:style-name="ce5" office:value-type="string" calcext:value-type="string">
            <text:p>sai-origami</text:p>
          </table:table-cell>
          <table:table-cell office:value-type="string" calcext:value-type="string">
            <text:p>origami style {prompt} . paper art, pleated paper, folded, origami art, pleats, cut and fold, centered composition</text:p>
          </table:table-cell>
          <table:table-cell office:value-type="string" calcext:value-type="string">
            <text:p>noisy, sloppy, messy, grainy, highly detailed, ultra textured, phot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photography</text:p>
          </table:table-cell>
          <table:table-cell table:style-name="ce5" office:value-type="string" calcext:value-type="string">
            <text:p>sai-photographic</text:p>
          </table:table-cell>
          <table:table-cell office:value-type="string" calcext:value-type="string">
            <text:p>cinematic photo {prompt} . 35mm photograph, film, bokeh, professional, 4k, highly detailed</text:p>
          </table:table-cell>
          <table:table-cell office:value-type="string" calcext:value-type="string">
            <text:p>drawing, painting, crayon, sketch, graphite, impressionist, noisy, blurry, soft, deformed, ug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pecific</text:p>
          </table:table-cell>
          <table:table-cell table:style-name="ce5" office:value-type="string" calcext:value-type="string">
            <text:p>sai-pixel-art</text:p>
          </table:table-cell>
          <table:table-cell office:value-type="string" calcext:value-type="string">
            <text:p>pixel-art {prompt} . low-res, blocky, pixel art style, 8-bit graphics</text:p>
          </table:table-cell>
          <table:table-cell office:value-type="string" calcext:value-type="string">
            <text:p>sloppy, messy, blurry, noisy, highly detailed, ultra textured, photo, realisti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I</text:p>
          </table:table-cell>
          <table:table-cell/>
          <table:table-cell table:style-name="ce5" office:value-type="string" calcext:value-type="string">
            <text:p>sai-texture</text:p>
          </table:table-cell>
          <table:table-cell office:value-type="string" calcext:value-type="string">
            <text:p>texture {prompt} top down close-up</text:p>
          </table:table-cell>
          <table:table-cell office:value-type="string" calcext:value-type="string">
            <text:p>ugly, deformed, noisy, blurry</text:p>
          </table:table-cell>
          <table:table-cell table:number-columns-repeated="16379"/>
        </table:table-row>
        <table:table-row table:style-name="ro1" table:number-rows-repeated="10483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1T14:32:33.116000000</dc:date>
    <dc:creator>Marc Quentel</dc:creator>
    <meta:editing-duration>PT13M13S</meta:editing-duration>
    <meta:editing-cycles>7</meta:editing-cycles>
    <meta:generator>LibreOffice/7.4.5.1$Windows_x86 LibreOffice_project/9c0871452b3918c1019dde9bfac75448afc4b57f</meta:generator>
    <meta:document-statistic meta:table-count="1" meta:cell-count="884" meta:object-count="0"/>
  </office:meta>
</office:document-meta>
</file>